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A000000F88AD77D71A3030D9D.png" manifest:media-type="image/png"/>
  <manifest:file-entry manifest:full-path="Pictures/100002010000050B0000018A0F1ECB0AD24C486B.png" manifest:media-type="image/png"/>
  <manifest:file-entry manifest:full-path="Pictures/100002010000051300000157B30D3F4D4BAA43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96f" officeooo:paragraph-rsid="001469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r murtaza (p18-0145)</text:p>
      <text:p text:style-name="P1">database lab task 7:</text:p>
      <text:p text:style-name="P1"/>
      <text:p text:style-name="P1"><draw:frame draw:style-name="fr1" draw:name="Image1" text:anchor-type="paragraph" svg:width="6.9252in" svg:height="2.1134in" draw:z-index="0"><draw:image xlink:href="Pictures/100002010000050B0000018A0F1ECB0AD24C486B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6.9252in" svg:height="1.8283in" draw:z-index="1"><draw:image xlink:href="Pictures/100002010000051300000157B30D3F4D4BAA4334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6.9252in" svg:height="1.3311in" draw:z-index="2"><draw:image xlink:href="Pictures/100002010000050A000000F88AD77D71A3030D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07:32:35.109545206</meta:creation-date>
    <dc:date>2022-06-06T07:34:18.090671280</dc:date>
    <meta:editing-duration>PT1M44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1" meta:paragraph-count="2" meta:word-count="7" meta:character-count="43" meta:non-whitespace-character-count="38"/>
  </office:meta>
</office:document-meta>
</file>